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Helvetica1" svg:font-family="Helvetica"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MT" svg:font-family="ArialMT"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text-properties officeooo:paragraph-rsid="0025e651"/>
    </style:style>
    <style:style style:name="P2" style:family="paragraph" style:parent-style-name="Standard">
      <style:paragraph-properties fo:margin-top="0.111in" fo:margin-bottom="0in" loext:contextual-spacing="false"/>
    </style:style>
    <style:style style:name="P3" style:family="paragraph" style:parent-style-name="Legals">
      <style:text-properties officeooo:paragraph-rsid="0025e651"/>
    </style:style>
    <style:style style:name="P4"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5" style:family="paragraph" style:parent-style-name="Body">
      <style:paragraph-properties fo:orphans="2" fo:widows="2" style:writing-mode="lr-tb"/>
    </style:style>
    <style:style style:name="P6"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7" style:family="paragraph" style:parent-style-name="CellBody">
      <style:paragraph-properties fo:keep-with-next="always" style:snap-to-layout-grid="false"/>
      <style:text-properties fo:language="en" fo:country="US" style:language-complex="ar" style:country-complex="SA"/>
    </style:style>
    <style:style style:name="P8" style:family="paragraph" style:parent-style-name="Abstract">
      <style:text-properties fo:font-size="16pt" fo:language="en" fo:country="US" fo:font-weight="bold" style:font-size-asian="16pt" style:font-weight-asian="bold" style:language-complex="ar" style:country-complex="SA"/>
    </style:style>
    <style:style style:name="P9" style:family="paragraph" style:parent-style-name="CellBody">
      <style:paragraph-properties style:snap-to-layout-grid="false"/>
      <style:text-properties fo:language="en" fo:country="US" style:language-complex="ar" style:country-complex="SA"/>
    </style:style>
    <style:style style:name="P10" style:family="paragraph" style:parent-style-name="Document_20_Title">
      <style:text-properties fo:language="en" fo:country="US" style:language-complex="ar" style:country-complex="SA"/>
    </style:style>
    <style:style style:name="P11"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text-properties fo:language="en" fo:country="US" style:language-complex="ar" style:country-complex="SA"/>
    </style:style>
    <style:style style:name="P12"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text-properties fo:language="en" fo:country="US" style:language-complex="ar" style:country-complex="SA"/>
    </style:style>
    <style:style style:name="P13" style:family="paragraph" style:parent-style-name="Body">
      <style:text-properties officeooo:paragraph-rsid="0021c380"/>
    </style:style>
    <style:style style:name="P14" style:family="paragraph" style:parent-style-name="Body">
      <style:text-properties fo:color="#ff0000" fo:language="en" fo:country="US" fo:font-style="italic" style:font-style-asian="italic" style:language-complex="ar" style:country-complex="SA"/>
    </style:style>
    <style:style style:name="P15" style:family="paragraph" style:parent-style-name="Body">
      <style:text-properties fo:language="en" fo:country="US" style:language-complex="ar" style:country-complex="SA"/>
    </style:style>
    <style:style style:name="P16" style:family="paragraph" style:parent-style-name="Body">
      <style:text-properties fo:language="en" fo:country="US" officeooo:rsid="001febee" officeooo:paragraph-rsid="0021c380" style:language-complex="ar" style:country-complex="SA"/>
    </style:style>
    <style:style style:name="P17"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18"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19" style:family="paragraph" style:parent-style-name="Standard">
      <style:text-properties style:font-name="Arial" fo:language="en" fo:country="US" officeooo:paragraph-rsid="0021c380" style:language-complex="ar" style:country-complex="SA"/>
    </style:style>
    <style:style style:name="P20" style:family="paragraph" style:parent-style-name="Standard">
      <style:text-properties style:font-name="Arial" fo:language="en" fo:country="US" officeooo:rsid="001febee" officeooo:paragraph-rsid="0021c380" style:language-complex="ar" style:country-complex="SA"/>
    </style:style>
    <style:style style:name="P21" style:family="paragraph" style:parent-style-name="Standard">
      <style:text-properties fo:color="#000000" style:text-outline="false" style:font-name="ArialMT" fo:font-size="10pt" fo:letter-spacing="normal" style:text-underline-style="none" officeooo:rsid="0027f1fb" officeooo:paragraph-rsid="00292939" style:letter-kerning="false" style:font-size-asian="10pt"/>
    </style:style>
    <style:style style:name="P22" style:family="paragraph" style:parent-style-name="Standard">
      <style:text-properties fo:color="#000000" style:text-outline="false" style:font-name="ArialMT" fo:font-size="10pt" fo:letter-spacing="normal" style:text-underline-style="none" officeooo:rsid="0028311f" officeooo:paragraph-rsid="00292939" style:letter-kerning="false" style:font-size-asian="10pt"/>
    </style:style>
    <style:style style:name="P23" style:family="paragraph" style:parent-style-name="Standard">
      <style:text-properties fo:color="#000000" style:text-outline="false" style:font-name="ArialMT" fo:font-size="10pt" fo:letter-spacing="normal" style:text-underline-style="none" officeooo:paragraph-rsid="00292939" style:letter-kerning="false" style:font-size-asian="10pt"/>
    </style:style>
    <style:style style:name="P24" style:family="paragraph" style:parent-style-name="Standard">
      <style:text-properties officeooo:paragraph-rsid="00292939"/>
    </style:style>
    <style:style style:name="P25" style:family="paragraph" style:parent-style-name="Standard">
      <style:text-properties officeooo:rsid="0028311f" officeooo:paragraph-rsid="002a6e71"/>
    </style:style>
    <style:style style:name="P26" style:family="paragraph" style:parent-style-name="Standard">
      <style:text-properties fo:language="en" fo:country="US" style:language-complex="ar" style:country-complex="SA"/>
    </style:style>
    <style:style style:name="P27" style:family="paragraph" style:parent-style-name="Standard">
      <style:paragraph-properties fo:margin-top="0in" fo:margin-bottom="0.1665in" loext:contextual-spacing="false" fo:text-align="justify" style:justify-single-word="false" style:text-autospace="none"/>
      <style:text-properties fo:color="#000000" style:text-outline="false" style:font-name="ArialMT" fo:font-size="10pt" fo:letter-spacing="normal" style:text-underline-style="none" fo:font-weight="normal" officeooo:rsid="0027f1fb" officeooo:paragraph-rsid="002a6e71" style:letter-kerning="false" style:font-name-asian="Helvetica1" style:font-size-asian="10pt" style:font-weight-asian="normal" style:font-name-complex="Helvetica1" style:font-size-complex="10pt" style:font-weight-complex="normal"/>
    </style:style>
    <style:style style:name="P28" style:family="paragraph" style:parent-style-name="Standard">
      <style:paragraph-properties fo:margin-top="0in" fo:margin-bottom="0.1665in" loext:contextual-spacing="false" fo:text-align="justify" style:justify-single-word="false" style:text-autospace="none"/>
      <style:text-properties fo:color="#000000" style:font-name="Arial" fo:font-size="10pt" fo:font-weight="normal" officeooo:paragraph-rsid="002a6e71" style:font-name-asian="Helvetica1" style:font-size-asian="10pt" style:font-weight-asian="normal" style:font-name-complex="Helvetica1" style:font-size-complex="10pt" style:font-weight-complex="normal"/>
    </style:style>
    <style:style style:name="P29" style:family="paragraph" style:parent-style-name="Standard">
      <style:paragraph-properties fo:margin-top="0in" fo:margin-bottom="0.1665in" loext:contextual-spacing="false" fo:text-align="justify" style:justify-single-word="false" style:text-autospace="none"/>
      <style:text-properties fo:color="#000000" style:font-name="Arial" fo:font-size="10pt" fo:font-weight="normal" officeooo:rsid="0028e0a4" officeooo:paragraph-rsid="002a6e71" style:font-name-asian="Helvetica1" style:font-size-asian="10pt" style:font-weight-asian="normal" style:font-name-complex="Helvetica1" style:font-size-complex="10pt" style:font-weight-complex="normal"/>
    </style:style>
    <style:style style:name="P30" style:family="paragraph" style:parent-style-name="Heading_20_1">
      <style:text-properties fo:language="en" fo:country="US" style:language-complex="ar" style:country-complex="SA"/>
    </style:style>
    <style:style style:name="P31" style:family="paragraph" style:parent-style-name="Heading_20_1">
      <style:paragraph-properties fo:break-before="page"/>
      <style:text-properties fo:language="en" fo:country="US" style:language-complex="ar" style:country-complex="SA"/>
    </style:style>
    <style:style style:name="P32" style:family="paragraph" style:parent-style-name="Definition_20_Term">
      <style:text-properties fo:language="en" fo:country="US" style:language-complex="ar" style:country-complex="SA"/>
    </style:style>
    <style:style style:name="P33" style:family="paragraph" style:parent-style-name="Definition_20_Term">
      <style:text-properties officeooo:paragraph-rsid="002bce2d"/>
    </style:style>
    <style:style style:name="P34" style:family="paragraph" style:parent-style-name="Definition_20_Term">
      <style:text-properties officeooo:paragraph-rsid="002e8766"/>
    </style:style>
    <style:style style:name="P35" style:family="paragraph" style:parent-style-name="Definition_20_Term" style:list-style-name="WW8Num3">
      <style:text-properties officeooo:paragraph-rsid="002e8766"/>
    </style:style>
    <style:style style:name="P36" style:family="paragraph" style:parent-style-name="Definition_20_Term">
      <style:text-properties officeooo:paragraph-rsid="002f0de9"/>
    </style:style>
    <style:style style:name="P37" style:family="paragraph" style:parent-style-name="Heading_20_2">
      <style:text-properties fo:language="en" fo:country="US" style:language-complex="ar" style:country-complex="SA"/>
    </style:style>
    <style:style style:name="P38" style:family="paragraph" style:parent-style-name="Heading_20_2">
      <style:text-properties fo:language="en" fo:country="US" officeooo:rsid="0021c380" officeooo:paragraph-rsid="0021c380" style:language-complex="ar" style:country-complex="SA"/>
    </style:style>
    <style:style style:name="P39" style:family="paragraph" style:parent-style-name="Heading_20_2">
      <style:text-properties fo:language="en" fo:country="US" officeooo:rsid="001febee" officeooo:paragraph-rsid="0021c380" style:language-complex="ar" style:country-complex="SA"/>
    </style:style>
    <style:style style:name="P40" style:family="paragraph" style:parent-style-name="Heading_20_2">
      <style:text-properties fo:language="en" fo:country="US" officeooo:paragraph-rsid="001febee" style:language-complex="ar" style:country-complex="SA"/>
    </style:style>
    <style:style style:name="P41" style:family="paragraph" style:parent-style-name="Heading_20_2">
      <style:text-properties fo:language="en" fo:country="US" officeooo:paragraph-rsid="00292939" style:language-complex="ar" style:country-complex="SA"/>
    </style:style>
    <style:style style:name="P42" style:family="paragraph" style:parent-style-name="Heading_20_2">
      <style:text-properties officeooo:paragraph-rsid="00292939"/>
    </style:style>
    <style:style style:name="P43" style:family="paragraph" style:parent-style-name="Heading_20_2">
      <style:text-properties officeooo:paragraph-rsid="002a6e71"/>
    </style:style>
    <style:style style:name="P44" style:family="paragraph" style:parent-style-name="Heading_20_2">
      <style:text-properties officeooo:rsid="002e8766" officeooo:paragraph-rsid="002e8766"/>
    </style:style>
    <style:style style:name="P45" style:family="paragraph" style:parent-style-name="Heading_20_2">
      <style:text-properties officeooo:rsid="002eeed5" officeooo:paragraph-rsid="002f2399"/>
    </style:style>
    <style:style style:name="P46" style:family="paragraph" style:parent-style-name="Heading_20_2">
      <style:text-properties officeooo:rsid="002f0de9" officeooo:paragraph-rsid="002f0de9"/>
    </style:style>
    <style:style style:name="P47" style:family="paragraph" style:parent-style-name="Heading_20_2">
      <style:text-properties officeooo:rsid="002f2399" officeooo:paragraph-rsid="002f2399"/>
    </style:style>
    <style:style style:name="P48" style:family="paragraph" style:parent-style-name="Heading_20_2">
      <style:text-properties officeooo:rsid="00381443" officeooo:paragraph-rsid="00381443"/>
    </style:style>
    <style:style style:name="P49" style:family="paragraph" style:parent-style-name="Heading_20_3">
      <style:text-properties officeooo:rsid="002f0de9" officeooo:paragraph-rsid="002f0de9"/>
    </style:style>
    <style:style style:name="P50" style:family="paragraph" style:parent-style-name="Heading_20_3">
      <style:text-properties officeooo:rsid="002f2399" officeooo:paragraph-rsid="002f2399"/>
    </style:style>
    <style:style style:name="P51" style:family="paragraph" style:parent-style-name="Heading_20_3">
      <style:text-properties officeooo:rsid="002fded0" officeooo:paragraph-rsid="002fded0"/>
    </style:style>
    <style:style style:name="P52" style:family="paragraph" style:parent-style-name="Heading_20_3">
      <style:text-properties officeooo:rsid="003334ad" officeooo:paragraph-rsid="003334ad"/>
    </style:style>
    <style:style style:name="P53" style:family="paragraph" style:parent-style-name="Heading_20_3">
      <style:text-properties officeooo:rsid="00357025" officeooo:paragraph-rsid="00357025"/>
    </style:style>
    <style:style style:name="P54" style:family="paragraph" style:parent-style-name="Body">
      <style:text-properties fo:color="#ff0000" fo:language="en" fo:country="US" fo:font-style="italic" officeooo:paragraph-rsid="002a6e71" style:font-style-asian="italic" style:language-complex="ar" style:country-complex="SA"/>
    </style:style>
    <style:style style:name="P55" style:family="paragraph" style:parent-style-name="Body" style:list-style-name="L1">
      <style:text-properties officeooo:rsid="00273ec8" officeooo:paragraph-rsid="00292939"/>
    </style:style>
    <style:style style:name="P56" style:family="paragraph" style:parent-style-name="Body" style:list-style-name="L1">
      <style:text-properties officeooo:rsid="0027f1fb" officeooo:paragraph-rsid="00292939"/>
    </style:style>
    <style:style style:name="P57" style:family="paragraph" style:parent-style-name="Body">
      <style:text-properties officeooo:paragraph-rsid="00292939"/>
    </style:style>
    <style:style style:name="P58" style:family="paragraph" style:parent-style-name="Body" style:list-style-name="L1"/>
    <style:style style:name="P59" style:family="paragraph" style:parent-style-name="Body">
      <style:text-properties fo:color="#000000" style:text-outline="false" style:text-line-through-style="none" style:text-line-through-type="none" style:font-name="Arial" fo:font-size="10pt" fo:letter-spacing="normal" fo:font-style="normal" fo:text-shadow="none" style:text-underline-style="none" fo:font-weight="normal" officeooo:paragraph-rsid="002a6e71" style:letter-kerning="false" style:font-name-asian="Helvetica1" style:font-size-asian="10pt" style:font-style-asian="normal" style:font-weight-asian="normal" style:font-name-complex="Helvetica1" style:font-size-complex="10pt" style:font-style-complex="normal" style:font-weight-complex="normal" style:text-emphasize="none" style:text-overline-style="none" style:text-overline-color="font-color"/>
    </style:style>
    <style:style style:name="P60" style:family="paragraph" style:parent-style-name="Body">
      <style:text-properties officeooo:rsid="002e6358" officeooo:paragraph-rsid="002bce2d"/>
    </style:style>
    <style:style style:name="P61" style:family="paragraph" style:parent-style-name="Body">
      <style:text-properties officeooo:rsid="0033fcf2" officeooo:paragraph-rsid="002bce2d"/>
    </style:style>
    <style:style style:name="P62" style:family="paragraph" style:parent-style-name="Body">
      <style:text-properties officeooo:paragraph-rsid="002bce2d"/>
    </style:style>
    <style:style style:name="P63" style:family="paragraph" style:parent-style-name="Body" style:list-style-name="L2">
      <style:text-properties officeooo:rsid="00264757" officeooo:paragraph-rsid="002bce2d"/>
    </style:style>
    <style:style style:name="P64" style:family="paragraph" style:parent-style-name="Body">
      <style:text-properties officeooo:rsid="002bce2d" officeooo:paragraph-rsid="002eeed5"/>
    </style:style>
    <style:style style:name="P65" style:family="paragraph" style:parent-style-name="Body">
      <style:text-properties officeooo:rsid="002e8766" officeooo:paragraph-rsid="002e8766"/>
    </style:style>
    <style:style style:name="P66" style:family="paragraph" style:parent-style-name="Body">
      <style:text-properties officeooo:rsid="002eeed5" officeooo:paragraph-rsid="002f2399"/>
    </style:style>
    <style:style style:name="P67" style:family="paragraph" style:parent-style-name="Body">
      <style:text-properties officeooo:rsid="002f0de9" officeooo:paragraph-rsid="002f0de9"/>
    </style:style>
    <style:style style:name="P68" style:family="paragraph" style:parent-style-name="Body">
      <style:text-properties officeooo:rsid="002fded0" officeooo:paragraph-rsid="002fded0"/>
    </style:style>
    <style:style style:name="P69" style:family="paragraph" style:parent-style-name="Body">
      <style:text-properties officeooo:paragraph-rsid="002fef0e"/>
    </style:style>
    <style:style style:name="P70" style:family="paragraph" style:parent-style-name="Body" style:list-style-name="L3">
      <style:text-properties officeooo:paragraph-rsid="002fef0e"/>
    </style:style>
    <style:style style:name="P71" style:family="paragraph" style:parent-style-name="Body">
      <style:text-properties officeooo:rsid="002fef0e" officeooo:paragraph-rsid="002fef0e"/>
    </style:style>
    <style:style style:name="P72" style:family="paragraph" style:parent-style-name="Body">
      <style:text-properties officeooo:rsid="00319134" officeooo:paragraph-rsid="00319134"/>
    </style:style>
    <style:style style:name="P73" style:family="paragraph" style:parent-style-name="Body">
      <style:text-properties officeooo:rsid="003334ad" officeooo:paragraph-rsid="003334ad"/>
    </style:style>
    <style:style style:name="P74" style:family="paragraph" style:parent-style-name="Body">
      <style:text-properties officeooo:paragraph-rsid="003334ad"/>
    </style:style>
    <style:style style:name="P75" style:family="paragraph" style:parent-style-name="Body">
      <style:text-properties officeooo:rsid="00357025" officeooo:paragraph-rsid="00357025"/>
    </style:style>
    <style:style style:name="P76" style:family="paragraph" style:parent-style-name="Body">
      <style:text-properties officeooo:rsid="0036edb5" officeooo:paragraph-rsid="0036edb5"/>
    </style:style>
    <style:style style:name="P77" style:family="paragraph" style:parent-style-name="Body">
      <style:text-properties officeooo:rsid="00381443" officeooo:paragraph-rsid="00381443"/>
    </style:style>
    <style:style style:name="P78"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79" style:family="paragraph" style:parent-style-name="Document_20_Title">
      <style:text-properties fo:language="en" fo:country="US" style:language-complex="ar" style:country-complex="SA"/>
    </style:style>
    <style:style style:name="P80" style:family="paragraph" style:parent-style-name="CellBody">
      <style:paragraph-properties fo:keep-with-next="always" style:snap-to-layout-grid="false"/>
      <style:text-properties fo:language="en" fo:country="US" officeooo:rsid="00388e51" officeooo:paragraph-rsid="00388e51" style:language-complex="ar" style:country-complex="SA"/>
    </style:style>
    <style:style style:name="P81" style:family="paragraph" style:parent-style-name="CellBody">
      <style:paragraph-properties style:snap-to-layout-grid="false"/>
      <style:text-properties fo:language="en" fo:country="US" officeooo:rsid="00388e51" officeooo:paragraph-rsid="00388e51" style:language-complex="ar" style:country-complex="SA"/>
    </style:style>
    <style:style style:name="T1" style:family="text">
      <style:text-properties officeooo:rsid="001febee"/>
    </style:style>
    <style:style style:name="T2" style:family="text">
      <style:text-properties fo:font-size="14pt" fo:font-weight="normal" style:font-size-asian="14pt" style:font-weight-asian="normal"/>
    </style:style>
    <style:style style:name="T3"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4" style:family="text">
      <style:text-properties fo:color="#ff0000" fo:font-style="italic" fo:font-weight="bold" style:font-style-asian="italic" style:font-weight-asian="bold"/>
    </style:style>
    <style:style style:name="T5" style:family="text">
      <style:text-properties fo:language="en" fo:country="US" style:language-complex="ar" style:country-complex="SA"/>
    </style:style>
    <style:style style:name="T6" style:family="text">
      <style:text-properties fo:language="en" fo:country="US" officeooo:rsid="001febee" style:language-complex="ar" style:country-complex="SA"/>
    </style:style>
    <style:style style:name="T7" style:family="text">
      <style:text-properties fo:language="en" fo:country="US" officeooo:rsid="002b520d" style:language-complex="ar" style:country-complex="SA"/>
    </style:style>
    <style:style style:name="T8" style:family="text">
      <style:text-properties fo:language="en" fo:country="US" officeooo:rsid="002e8766" style:language-complex="ar" style:country-complex="SA"/>
    </style:style>
    <style:style style:name="T9" style:family="text">
      <style:text-properties fo:language="en" fo:country="US" officeooo:rsid="002eeed5" style:language-complex="ar" style:country-complex="SA"/>
    </style:style>
    <style:style style:name="T10" style:family="text">
      <style:text-properties fo:language="en" fo:country="US" officeooo:rsid="002f0de9" style:language-complex="ar" style:country-complex="SA"/>
    </style:style>
    <style:style style:name="T11" style:family="text">
      <style:text-properties fo:language="en" fo:country="US" fo:font-weight="bold" style:font-weight-asian="bold" style:language-complex="ar" style:country-complex="SA" style:font-weight-complex="bold"/>
    </style:style>
    <style:style style:name="T12" style:family="text">
      <style:text-properties fo:language="en" fo:country="US" fo:font-weight="normal" style:font-weight-asian="normal" style:language-complex="ar" style:country-complex="SA" style:font-weight-complex="normal"/>
    </style:style>
    <style:style style:name="T13" style:family="text">
      <style:text-properties fo:language="en" fo:country="US" fo:font-weight="normal" officeooo:rsid="0027f1fb" style:font-weight-asian="normal" style:language-complex="ar" style:country-complex="SA" style:font-weight-complex="normal"/>
    </style:style>
    <style:style style:name="T14" style:family="text">
      <style:text-properties style:font-name="Courier New"/>
    </style:style>
    <style:style style:name="T15" style:family="text">
      <style:text-properties officeooo:rsid="00253230"/>
    </style:style>
    <style:style style:name="T16" style:family="text">
      <style:text-properties officeooo:rsid="00292939"/>
    </style:style>
    <style:style style:name="T17" style:family="text">
      <style:text-properties officeooo:rsid="00273ec8"/>
    </style:style>
    <style:style style:name="T18" style:family="text">
      <style:text-properties fo:color="#000000" style:text-outline="false" style:font-name="ArialMT" fo:font-size="10pt" fo:letter-spacing="normal" style:text-underline-style="none" style:letter-kerning="false" style:font-size-asian="10pt"/>
    </style:style>
    <style:style style:name="T19" style:family="text">
      <style:text-properties fo:color="#000000" style:text-outline="false" style:font-name="ArialMT" fo:font-size="10pt" fo:letter-spacing="normal" style:text-underline-style="none" officeooo:rsid="00273ec8" style:letter-kerning="false" style:font-size-asian="10pt"/>
    </style:style>
    <style:style style:name="T20" style:family="text">
      <style:text-properties fo:color="#000000" style:text-outline="false" style:font-name="ArialMT" fo:font-size="10pt" fo:letter-spacing="normal" style:text-underline-style="none" officeooo:rsid="0027f1fb" style:letter-kerning="false" style:font-size-asian="10pt"/>
    </style:style>
    <style:style style:name="T21" style:family="text">
      <style:text-properties fo:color="#000000" style:text-outline="false" style:text-line-through-style="none" style:text-line-through-type="none" style:font-name="Arial" fo:font-size="10pt" fo:letter-spacing="normal" fo:font-style="normal" fo:text-shadow="none" style:text-underline-style="none" fo:font-weight="normal" officeooo:rsid="002af132" style:letter-kerning="false" style:font-name-asian="Helvetica1" style:font-size-asian="10pt" style:font-style-asian="normal" style:font-weight-asian="normal" style:font-name-complex="Helvetica1" style:font-size-complex="10pt" style:font-style-complex="normal" style:font-weight-complex="normal" style:text-emphasize="none" style:text-overline-style="none" style:text-overline-color="font-color"/>
    </style:style>
    <style:style style:name="T22" style:family="text">
      <style:text-properties fo:color="#000000" style:text-outline="false" style:text-line-through-style="none" style:text-line-through-type="none" style:font-name="Arial" fo:font-size="10pt" fo:letter-spacing="normal" fo:font-style="normal" fo:text-shadow="none" style:text-underline-style="none" fo:font-weight="normal" officeooo:rsid="002b520d" style:letter-kerning="false" style:font-name-asian="Helvetica1" style:font-size-asian="10pt" style:font-style-asian="normal" style:font-weight-asian="normal" style:font-name-complex="Helvetica1" style:font-size-complex="10pt" style:font-style-complex="normal" style:font-weight-complex="normal" style:text-emphasize="none" style:text-overline-style="none" style:text-overline-color="font-color"/>
    </style:style>
    <style:style style:name="T23" style:family="text">
      <style:text-properties fo:color="#000000" style:font-name="Arial" fo:font-size="10pt" fo:language="en" fo:country="US" officeooo:rsid="0035dbea" style:font-name-asian="Times New Roman" style:font-size-asian="10pt" style:font-name-complex="Times New Roman" style:font-size-complex="10pt" style:language-complex="ar" style:country-complex="SA"/>
    </style:style>
    <style:style style:name="T24" style:family="text">
      <style:text-properties fo:font-weight="bold" style:font-weight-asian="bold" style:font-weight-complex="bold"/>
    </style:style>
    <style:style style:name="T25" style:family="text">
      <style:text-properties fo:font-weight="bold" officeooo:rsid="002e6358" style:font-weight-asian="bold" style:font-weight-complex="bold"/>
    </style:style>
    <style:style style:name="T26" style:family="text">
      <style:text-properties style:text-outline="false" style:font-name="ArialMT" fo:letter-spacing="normal" style:text-underline-style="none" officeooo:rsid="0027f1fb" style:letter-kerning="false"/>
    </style:style>
    <style:style style:name="T27" style:family="text">
      <style:text-properties style:text-outline="false" style:font-name="ArialMT" fo:letter-spacing="normal" style:text-underline-style="none" officeooo:rsid="0028311f" style:letter-kerning="false"/>
    </style:style>
    <style:style style:name="T28" style:family="text">
      <style:text-properties officeooo:rsid="0028311f"/>
    </style:style>
    <style:style style:name="T29" style:family="text">
      <style:text-properties officeooo:rsid="002af132"/>
    </style:style>
    <style:style style:name="T30" style:family="text">
      <style:text-properties officeooo:rsid="00299632"/>
    </style:style>
    <style:style style:name="T31" style:family="text">
      <style:text-properties officeooo:rsid="002e6358"/>
    </style:style>
    <style:style style:name="T32" style:family="text">
      <style:text-properties officeooo:rsid="0035dbea"/>
    </style:style>
    <style:style style:name="T33" style:family="text">
      <style:text-properties officeooo:rsid="002bce2d"/>
    </style:style>
    <style:style style:name="T34" style:family="text">
      <style:text-properties officeooo:rsid="002ce5c9"/>
    </style:style>
    <style:style style:name="T35" style:family="text">
      <style:text-properties style:font-name="Courier"/>
    </style:style>
    <style:style style:name="T36" style:family="text">
      <style:text-properties style:font-name="Courier" officeooo:rsid="002ce5c9"/>
    </style:style>
    <style:style style:name="T37" style:family="text">
      <style:text-properties style:font-name="Courier" officeooo:rsid="002fded0"/>
    </style:style>
    <style:style style:name="T38" style:family="text">
      <style:text-properties style:font-name="Courier" officeooo:rsid="00319134"/>
    </style:style>
    <style:style style:name="T39" style:family="text">
      <style:text-properties style:font-name="Courier" officeooo:rsid="003334ad"/>
    </style:style>
    <style:style style:name="T40" style:family="text">
      <style:text-properties style:font-name="Courier" officeooo:rsid="0034a33e"/>
    </style:style>
    <style:style style:name="T41" style:family="text">
      <style:text-properties fo:font-style="italic" style:font-style-asian="italic" style:font-style-complex="italic"/>
    </style:style>
    <style:style style:name="T42" style:family="text">
      <style:text-properties officeooo:rsid="002f2399"/>
    </style:style>
    <style:style style:name="T43" style:family="text">
      <style:text-properties officeooo:rsid="002fded0"/>
    </style:style>
    <style:style style:name="T44" style:family="text">
      <style:text-properties officeooo:rsid="002fef0e"/>
    </style:style>
    <style:style style:name="T45" style:family="text">
      <style:text-properties officeooo:rsid="00319134"/>
    </style:style>
    <style:style style:name="T46" style:family="text">
      <style:text-properties officeooo:rsid="003334ad"/>
    </style:style>
    <style:style style:name="T47" style:family="text">
      <style:text-properties officeooo:rsid="0034a33e"/>
    </style:style>
    <style:style style:name="T48" style:family="text">
      <style:text-properties officeooo:rsid="00357025"/>
    </style:style>
    <style:style style:name="T49" style:family="text">
      <style:text-properties officeooo:rsid="0036edb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draw:frame draw:style-name="fr2" draw:name="graphics3" text:anchor-type="paragraph" svg:width="7in" svg:height="3.1075in" draw:z-index="0"><draw:image xlink:href="Pictures/1000020100000427000001D80231D6ACC263EE0A.png" xlink:type="simple" xlink:show="embed" xlink:actuate="onLoad" loext:mime-type="image/png"/></draw:frame></text:p>
      <text:p text:style-name="P10"><text:user-defined style:data-style-name="N0" text:name="RFC Title">RFC-244 Type Safe Eventing</text:user-defined></text:p>
      <text:p text:style-name="P10"><text:span text:style-name="T2">Draft<text:line-break/><text:line-break/></text:span><text:span text:style-name="T2"><text:page-count style:num-format="1">11</text:page-count></text:span><text:span text:style-name="T2"> Pages</text:span></text:p>
      <text:p text:style-name="P10"/>
      <text:p text:style-name="P8">Abstract</text:p>
      <text:p text:style-name="Abstract">Th<text:span text:style-name="T15">is RFC aims to update, or supersede,</text:span> <text:span text:style-name="T15">the </text:span>OSGi Event Admin <text:span text:style-name="T15">specification to make the specification more reliable and natural for application code to use. Specific areas of improvement include the type safety of event data, monitoring of event flow, and tracking of undelivered events. These features are necessary enhancements if the Event Admin pattern is to remain used by modern applications in the future.</text:span></text:p>
      <text:h text:style-name="P31" text:outline-level="1" text:restart-numbering="true" text:start-value="-1">Document Information</text:h>
      <text:h text:style-name="P38" text:outline-level="2">License</text:h>
      <text:p text:style-name="P17">DISTRIBUTION AND FEEDBACK LICENSE, Version 2.0</text:p>
      <text:p text:style-name="P1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8"/>
      <text:p text:style-name="P1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8"/>
      <text:p text:style-name="P1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8">NEITHER THE OSGi ALLIANCE NOR ANY THIRD PARTY WILL BE LIABLE FOR ANY DIRECT, INDIRECT, SPECIAL, INCIDENTAL OR CONSEQUENTIAL DAMAGES ARISING OUT OF OR RELATING TO ANY USE OR DISTRIBUTION OF THE DISTRIBUTION. </text:p>
      <text:p text:style-name="P18"/>
      <text:p text:style-name="P1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8"/>
      <text:p text:style-name="P1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8"/>
      <text:p text:style-name="P1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9"/>
      <text:p text:style-name="P20">I HEREBY ACKNOWLEDGE AND AGREE TO THE TERMS AND CONDITIONS DELINEATED ABOVE.</text:p>
      <text:h text:style-name="P39" text:outline-level="2">Trademarks</text:h>
      <text:p text:style-name="P1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9" text:outline-level="2">Feedback</text:h>
      <text:p text:style-name="P13"><text:span text:style-name="T6">This document can be downloaded from the OSGi Alliance design repository at </text:span><text:a xlink:type="simple" xlink:href="https://github.com/osgi/design" text:style-name="Internet_20_link" text:visited-style-name="Visited_20_Internet_20_Link"><text:span text:style-name="T6">https://github.com/osgi/design</text:span></text:a><text:span text:style-name="T6"> The public can provide feedback about this document by opening a bug at https://www.osgi.org/bugzilla/.</text:span></text:p>
      <text:h text:style-name="P37"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2">0 Document Information<text:tab/>2</text:p>
          <text:p text:style-name="P11">0.1 License<text:tab/>2</text:p>
          <text:p text:style-name="P11">0.2 Trademarks<text:tab/>3</text:p>
          <text:p text:style-name="P11">0.3 Feedback<text:tab/>3</text:p>
          <text:p text:style-name="P11">0.4 Table of Contents<text:tab/>3</text:p>
          <text:p text:style-name="P11">0.5 Terminology and Document Conventions<text:tab/>4</text:p>
          <text:p text:style-name="P11">0.6 Revision History<text:tab/>4</text:p>
          <text:p text:style-name="P12">1 Introduction<text:tab/>4</text:p>
          <text:p text:style-name="P12">2 Application Domain<text:tab/>5</text:p>
          <text:p text:style-name="P12">3 Problem Description<text:tab/>5</text:p>
          <text:p text:style-name="P12">4 Requirements<text:tab/>5</text:p>
          <text:p text:style-name="P12">5 Technical Solution<text:tab/>5</text:p>
          <text:p text:style-name="P12">6 Data Transfer Objects<text:tab/>6</text:p>
          <text:p text:style-name="P12">7 Javadoc<text:tab/>6</text:p>
          <text:p text:style-name="P12">8 Considered Alternatives<text:tab/>6</text:p>
          <text:p text:style-name="P12"><text:soft-page-break/>9 Security Considerations<text:tab/>7</text:p>
          <text:p text:style-name="P12">10 Document Support<text:tab/>7</text:p>
          <text:p text:style-name="P11">10.1 References<text:tab/>7</text:p>
          <text:p text:style-name="P11">10.2 Author’s Address<text:tab/>7</text:p>
          <text:p text:style-name="P11">10.3 Acronyms and Abbreviations<text:tab/>7</text:p>
          <text:p text:style-name="P11">10.4 End of Document<text:tab/>7</text:p>
        </text:index-body>
      </text:table-of-content>
      <text:p text:style-name="P15"/>
      <text:h text:style-name="P40" text:outline-level="2">Terminology and Document Conventions</text:h>
      <text:p text:style-name="P15">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5"><text:span text:style-name="T14">Source code is shown in this typeface</text:span>.</text:p>
      <text:h text:style-name="P37" text:outline-level="2">Revision History</text:h>
      <text:p text:style-name="P15">The last named individual in this history is currently responsible for this document.</text:p>
      <text:p text:style-name="P1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Revision</text:p>
            </table:table-cell>
            <table:table-cell table:style-name="Table1.A1" office:value-type="string">
              <text:p text:style-name="P6">Date</text:p>
            </table:table-cell>
            <table:table-cell table:style-name="Table1.C1" office:value-type="string">
              <text:p text:style-name="P6">Comments</text:p>
            </table:table-cell>
          </table:table-row>
        </table:table-header-rows>
        <table:table-row table:style-name="Table1.2">
          <table:table-cell table:style-name="Table1.A1" office:value-type="string">
            <text:p text:style-name="CellBody">Initial</text:p>
          </table:table-cell>
          <table:table-cell table:style-name="Table1.A1" office:value-type="string">
            <text:p text:style-name="CellBody"><text:span text:style-name="T16">Sep</text:span> <text:span text:style-name="T16">16</text:span> <text:span text:style-name="T16">2019</text:span></text:p>
          </table:table-cell>
          <table:table-cell table:style-name="Table1.C1" office:value-type="string">
            <text:p text:style-name="CellBody"><text:span text:style-name="T16">Initial Revision</text:span> </text:p>
            <text:p text:style-name="CellBody"><text:span text:style-name="T16">Tim Ward</text:span>, <text:span text:style-name="T16">Paremus,</text:span> <text:span text:style-name="T16">tim.ward@paremus.com</text:span></text:p>
          </table:table-cell>
        </table:table-row>
      </table:table>
      <text:p text:style-name="P15"/>
      <text:h text:style-name="P30" text:outline-level="1">Introduction</text:h>
      <text:p text:style-name="P62">The OSGi Event Admin <text:span text:style-name="T15">specification is one of the earliest specifications defined by the Compendium. It provides a useful, flexible model for exchanging events between modules. The design and usage of Event Admin, however, shows evidence of the specification’s age.</text:span></text:p>
      <text:list xml:id="list3241867532" text:style-name="L2">
        <text:list-item>
          <text:p text:style-name="P63">Events are sent and received as opaque maps of key-value pairs. The “schema” of an event is therefore ill-defined and relies on “magic strings” being used correctly</text:p>
        </text:list-item>
        <text:list-item>
          <text:p text:style-name="P63">Events <text:span text:style-name="T17">that </text:span>are sent <text:span text:style-name="T17">but have no Event Handlers are silently discarded with</text:span> no way to know <text:span text:style-name="T17">that the event went unhandled</text:span></text:p>
        </text:list-item>
        <text:list-item>
          <text:p text:style-name="P63"><text:span text:style-name="T17">There is no simple way to monitor the flow of events through the system</text:span> </text:p>
        </text:list-item>
      </text:list>
      <text:p text:style-name="Body"><text:soft-page-break/>The BRAIN-IoT Horizon 2020 project<text:bookmark-ref text:reference-format="number" text:ref-name="__RefNumPara__1128_3914644498">[3].</text:bookmark-ref> is an example of a modern OSGi application that could have used Event Admin, except for the above issues.</text:p>
      <text:p text:style-name="P64">The limitations of Event Admin are made even more obvious by the OSGi R7 release, which includes specifications for Data conversion (using the OSGi converter<text:bookmark-ref text:reference-format="number" text:ref-name="__RefNumPara__1259_3914644498">[4].</text:bookmark-ref>) and stream processing for typed data objects (using PushStreams<text:bookmark-ref text:reference-format="number" text:ref-name="__RefNumPara__1261_3914644498">[5].</text:bookmark-ref>). <text:span text:style-name="T34">The simplicity and developer-friendly APIs provided by these models provide a reasonable goal for the future usability of any solution proposed by this RFP.</text:span></text:p>
      <text:h text:style-name="P30" text:outline-level="1">Application Domain</text:h>
      <text:p text:style-name="P57">Eventing systems are <text:span text:style-name="T17">a common part of software programs, used to distribute information between parts of an application.</text:span></text:p>
      <text:h text:style-name="P42" text:outline-level="2">Event Admin in OSGi</text:h>
      <text:p text:style-name="P57"/>
      <text:p text:style-name="P24"><text:span text:style-name="T18">The standard </text:span><text:span text:style-name="T19">OSGi Event Admin</text:span><text:span text:style-name="T18"> listener pattern </text:span><text:span text:style-name="T19">requires that event handlers are registered in the OSGi service registry. These services are called </text:span><text:span text:style-name="T20">by Event Admin </text:span><text:span text:style-name="T19">whenever an appropriate Event is </text:span><text:span text:style-name="T20">delivered using the Event Admin service. The Event Handler API is not type safe, in that it receives an Event containing String keys mapped to Object values. </text:span></text:p>
      <text:p text:style-name="P21"/>
      <text:p text:style-name="P21">Similarly, an Event Source must correctly construct an Event from String keys and Object values, then sent out with a named topic. This can lead to problems if more than one Event Source sends to the same topic, as they may differ slightly in the keys and value types that they use.</text:p>
      <text:p text:style-name="P21"/>
      <text:p text:style-name="P22">If an Event Source sends an event then there is no feedback about whether any Event Handler received the Event. Furthermore there is no way to determine what events are being sent. Systems using Event Admin can therefore end up with failure modes which are very difficult to diagnose.</text:p>
      <text:p text:style-name="P21"/>
      <text:p text:style-name="P23"/>
      <text:h text:style-name="P41" text:outline-level="2">Terminology + Abbreviations</text:h>
      <text:list xml:id="list1841360171" text:style-name="L1">
        <text:list-item>
          <text:p text:style-name="P55"><text:span text:style-name="T11">Event </text:span><text:span text:style-name="T12">– A set of data </text:span><text:span text:style-name="T13">created by an Event Source,</text:span><text:span text:style-name="T12"> encapsulated as an object and delivered to one or more Event Handers</text:span></text:p>
        </text:list-item>
        <text:list-item>
          <text:p text:style-name="P56"><text:span text:style-name="T11">Event Topic</text:span><text:span text:style-name="T12"> – A String identifying the “topic” of an Event, effectively defining the schema and purpose of the event</text:span></text:p>
        </text:list-item>
        <text:list-item>
          <text:p text:style-name="P56"><text:span text:style-name="T11">Event Source</text:span><text:span text:style-name="T12"> – A software component which creates and sends events</text:span></text:p>
        </text:list-item>
        <text:list-item>
          <text:p text:style-name="P55"><text:span text:style-name="T11">Event Handler </text:span><text:span text:style-name="T12">– A software component which receives events</text:span></text:p>
        </text:list-item>
        <text:list-item>
          <text:p text:style-name="P55"><text:span text:style-name="T11">DTO</text:span><text:span text:style-name="T5"> – A Data Transfer Object as per the OSGi DTO Specification</text:span></text:p>
        </text:list-item>
        <text:list-item>
          <text:p text:style-name="P58"><text:soft-page-break/><text:span text:style-name="T24">Event Bus</text:span> – A software component used by an Event Source and responsible for delivering Events to Event Handers. For example The OSGi Event Admin service.</text:p>
        </text:list-item>
      </text:list>
      <text:h text:style-name="P30" text:outline-level="1">Problem Description</text:h>
      <text:p text:style-name="P25"><text:span text:style-name="T20">T</text:span><text:span text:style-name="T18">he Event Admin Specification exists to solve the issue of Eventing within an OSGi framework, so why is it now insufficient?</text:span></text:p>
      <text:h text:style-name="P43" text:outline-level="2">Event Schemas and Type Safety</text:h>
      <text:p text:style-name="P27"/>
      <text:p text:style-name="P28"><text:span text:style-name="T26">O</text:span><text:span text:style-name="T27">ne of the primary problems with Event Admin is the inability to reliably and safely consume Events. </text:span>To understand the data in <text:span text:style-name="T28">an Event </text:span>the Event Handler must defensively check for the existence of propert<text:span text:style-name="T28">y keys</text:span>, and then for the type of the value associated with a given key. <text:span text:style-name="T28">This is because there is no concept of “schema” or “contract” for an Event Topic and the messages are untyped, so each participant has to continually work out what kind of message it has received, validate it, handle errors and missing info, work out what it should send in response. </text:span></text:p>
      <text:p text:style-name="P28">Use of the OSGi <text:span text:style-name="T28">DTO and </text:span>Converter <text:span text:style-name="T28">specifications</text:span> <text:span text:style-name="T28">can improve this model, however it significantly increases the amount of boilerplate needed to write both an Event Source and an Event Handler.</text:span></text:p>
      <text:p text:style-name="P28"><text:span text:style-name="T29">Using “schemaless” events</text:span> is fine if we don't want to go to the trouble of defining a contract for a particular interaction, but the risk is that modules become *more* tightly coupled because of hidden assumptions about the form of events they exchange.</text:p>
      <text:h text:style-name="P43" text:outline-level="2">Event Monitoring</text:h>
      <text:p text:style-name="P29"/>
      <text:p text:style-name="P29">The current Event Admin only specifies how to send and receive events, but not how to monitor the flow of events in the system. The best that can be achieved is to register an Event Handler which listens to all Event Topics, however this does not <text:span text:style-name="T30">allow for easy filtering of data, nor does it provide information about the source of the event. Tools that wish to analyze the flow of event data through the system are therefore unable to simply do so.</text:span></text:p>
      <text:h text:style-name="P43" text:outline-level="2">Unhandled Events</text:h>
      <text:p text:style-name="P59"/>
      <text:p text:style-name="P54"><text:span text:style-name="T21">If an event is sent by an Event Source it is typically expected that there will be at least one listener for the event. </text:span><text:span text:style-name="T22">If there are no listeners then the current Event Admin Behaviour is to silently discard the event. In many systems the correct response to an unhandled event is to halt processing, or at least to warn a user/operator of the unhandled event.</text:span></text:p>
      <text:h text:style-name="P30" text:outline-level="1"><text:soft-page-break/>Requirements</text:h>
      <text:p text:style-name="P62"><text:span text:style-name="T25">TSE</text:span><text:span text:style-name="T24">-</text:span><text:span text:style-name="T25">0</text:span><text:span text:style-name="T24">1</text:span><text:span text:style-name="T25">0</text:span> – <text:span text:style-name="T31">The solution MUST enable Event Sources and Event Handlers to work with Type Safe Event objects without requiring the use of an intermediate Map object in application code</text:span></text:p>
      <text:p text:style-name="P60"><text:span text:style-name="T24">TSE-020</text:span> – The solution SHOULD allow the use of Map structures in Event Handlers and Event Sources to cope with “reflective” operations such as rolling average and debouncing.</text:p>
      <text:p text:style-name="P60"><text:span text:style-name="T24">TSE-030</text:span> – The solution MUST provide a way for an operator to monitor the events being sent by Event Sources</text:p>
      <text:p text:style-name="P60"><text:span text:style-name="T24">TSE-040</text:span> – The solution MUST provide a way for a bundle to be notified when there are no suitable Event Handlers to process an Event</text:p>
      <text:p text:style-name="P61"><text:span text:style-name="T24">TSE-050</text:span> – The solution MUST allow an Event Handler to consume an Event <text:span text:style-name="T32">as</text:span> a Type Safe Event object which is different from the <text:span text:style-name="T32">Type Safe Event Object</text:span> <text:span text:style-name="T32">produced by the Event Source. The Event Handler’s Type Safe Object MAY be required to be</text:span> <text:span text:style-name="T32">a partial match for the Event Source’s Type Safe Object, </text:span><text:span text:style-name="T23">i.e.</text:span><text:span text:style-name="T32"> the Event Bus is not necessarily required to perform schema transformations such as changing field names.</text:span></text:p>
      <text:p text:style-name="Body"><text:span text:style-name="T24">TSE-060</text:span> – The solution SHOULD allow an Event Handler to declare a minimum version for the schema of events that it consumes. The aim of this requirement is to prevent errors if two Event Sources deliver events to the same topic using different schema versions.</text:p>
      <text:h text:style-name="P30" text:outline-level="1">Technical Solution</text:h>
      <text:p text:style-name="P65">The following technical solution is proposed to extend the Event Admin Model with the necessary features</text:p>
      <text:h text:style-name="P44" text:outline-level="2">API Separation</text:h>
      <text:p text:style-name="Body"><text:span text:style-name="T34">The Type Safe </text:span>Ev<text:span text:style-name="T34">enting Service will, by necessity, be a significant change from the existing Event Admin API. The proposed changes will therefore be targeted at a different package (</text:span><text:span text:style-name="T36">org.osgi.service.event.typed</text:span><text:span text:style-name="T34">), rather than the existing Event Admin package (</text:span><text:span text:style-name="T36">org.osgi.service.event</text:span><text:span text:style-name="T34">). </text:span></text:p>
      <text:h text:style-name="P45" text:outline-level="2">Sending Events</text:h>
      <text:p text:style-name="P66"><text:span text:style-name="T41">Event Sources</text:span> are able to send events using the Type Safe Eventing Service, which is registered as a service in the OSGi service registry. Event delivery is always asynchronous, meaning that there is no guarantee that any Event Handlers have received the event data before control is returned to the Event Source.</text:p>
      <text:h text:style-name="P51" text:outline-level="3"><text:soft-page-break/>Event Topics</text:h>
      <text:p text:style-name="P68">As with OSGi’s Event Admin, Events are sent to a topic. This topic defines both the Event’s schema, and <text:span text:style-name="T44">also provides a coarse scale hierarchy for the event data.</text:span></text:p>
      <text:h text:style-name="P50" text:outline-level="3">Sending Typed Events</text:h>
      <text:p text:style-name="P69">Typed event data is sent using <text:span text:style-name="T44">on of the two </text:span><text:span text:style-name="T37">deliver</text:span><text:span text:style-name="T43"> methods:</text:span></text:p>
      <text:list xml:id="list442472005" text:style-name="L3">
        <text:list-item>
          <text:p text:style-name="P70"><text:span text:style-name="T44">The first deliver method takes a </text:span><text:span text:style-name="T37">String</text:span><text:span text:style-name="T43"> topic name and an </text:span><text:span text:style-name="T37">Object</text:span><text:span text:style-name="T43"> event.</text:span></text:p>
        </text:list-item>
        <text:list-item>
          <text:p text:style-name="P70"><text:span text:style-name="T44">The second deliver method takes only an Object. The topic name is set to the fully qualified class name of the event class</text:span></text:p>
        </text:list-item>
      </text:list>
      <text:p text:style-name="P71">The first method is familiar to those who have used the OSGi Event Admin service, but the second will be unfamiliar as it has no corresponding method. In the case where there is no meaningful topic hierarchy, and/or there is no reuse of the Event Schema across multiple topics then creating an arbitrary topic name is simply an opaque string value that must be carefully copied or used as a constant. In this eventuality the fully qualified class name of the Event object provides a suitable topic name which cannot be accidentally mistyped</text:p>
      <text:h text:style-name="P51" text:outline-level="3">Sending Untyped Events</text:h>
      <text:p text:style-name="P71">Untyped Event Data is also important as some Event consumers will wish to operate on the event data without necessarily having <text:span text:style-name="T45">compile-time </text:span>access to the <text:span text:style-name="T45">Event Class Definition. At this point the Event data must be gathered in a map data structure with </text:span><text:span text:style-name="T38">String</text:span><text:span text:style-name="T45"> keys mirroring the Event schema defined by the DTO that would be used to send a Typed Event. The </text:span><text:span text:style-name="T38">Map</text:span><text:span text:style-name="T45"> is then sent using the deliverUntyped method which takes a </text:span><text:span text:style-name="T38">String</text:span><text:span text:style-name="T45"> topic name and the </text:span><text:span text:style-name="T38">Map</text:span><text:span text:style-name="T45"> containing the event data.</text:span></text:p>
      <text:p text:style-name="P72">It is obviously not possible for untyped events to be sent without supplying a topic name as there is no sensible default to provide which defines the schema.</text:p>
      <text:h text:style-name="P46" text:outline-level="2">Event Structure</text:h>
      <text:p text:style-name="P67">Event objects are expected to conform to OSGi DTO<text:span text:style-name="T33"><text:bookmark-ref text:reference-format="number" text:ref-name="__RefNumPara__1261_3914644498">[5].</text:bookmark-ref></text:span> rules. All methods, all static fields, and any non public instance fields must be ignored by the Type Safe Eventing Service when processing the Event data.</text:p>
      <text:h text:style-name="P49" text:outline-level="3">Nested Data Structures</text:h>
      <text:p text:style-name="P67">The OSGi Event Admin specification recommends (although does not prohibit) that events do not contain nested data structures more complex than Lists or Sets. The Type Safe Event Service is <text:span text:style-name="T42">different, in that DTO-type events may contain arbitrarily deep data structures. The only requirement is that the DTO structure contains no cycles.</text:span></text:p>
      <text:p text:style-name="P74"><text:span text:style-name="T46">When sending an untyped event with a nested structure each nested DTO value should be provided as another Map with string keys, and so on, until the leaf data is reached.</text:span></text:p>
      <text:h text:style-name="P47" text:outline-level="2">Receiving Events</text:h>
      <text:p text:style-name="P73">Receiving an Event is performed by registering an appropriate Event Handler Service in the Service Registry. Events are then delivered using the whiteboard pattern.</text:p>
      <text:h text:style-name="P52" text:outline-level="3">Receiving Typed Events</text:h>
      <text:p text:style-name="P73">Typed Events are received by registering a <text:span text:style-name="T35">TypedEventHandler</text:span> implementation. This service has a single method <text:span text:style-name="T35">notify</text:span> which receives the <text:span text:style-name="T35">String</text:span> topic name and <text:span text:style-name="T35">Object</text:span> event data. <text:span text:style-name="T48">The TypedEventHandler implementation must be registered as a service in the service registry using the TypedEventHandler interface.</text:span></text:p>
      <text:p text:style-name="P73"><text:soft-page-break/>The TypedEventHandler interface is parameterized, and so it is expected that the implementation reifies the type parameter into a specific type. In this case the Type Safe Event Service must adapt the Event object into the type defined by the TypedEventHandler implementation.</text:p>
      <text:p text:style-name="P73">If the TypedEventHandler <text:span text:style-name="T48">implementation </text:span>is <text:span text:style-name="T47">unable to reify the type, or the required type is more specific than the reified type, then the Typed Event Handler must be registered with the </text:span><text:span text:style-name="T40">event.type</text:span><text:span text:style-name="T47"> property. This property has a string value containing the fully-qualified type name of the type that the Event Handler expects to receive. This type must be loaded from the bundle which registered the Event Handler service, and used as the target type when converting events.</text:span></text:p>
      <text:p text:style-name="P75">By default the reified type of the TypedEventHandler will be used as the target topic for the Event Handler. If the <text:span text:style-name="T35">event.type</text:span> property is set then this is used as the default instead of the reified type. To use a different topic the Event Handler service may register the service with an <text:span text:style-name="T35">event.topics</text:span> property specify<text:span text:style-name="T49">ing the topic(s) as a String+ value.</text:span></text:p>
      <text:h text:style-name="P53" text:outline-level="3">Receiving Untyped Events</text:h>
      <text:p text:style-name="P76">Untyped Events are received by registering an UntypedEventHandler implementation. <text:span text:style-name="T46">This service has a single method </text:span><text:span text:style-name="T39">notify</text:span><text:span text:style-name="T35">Untyped</text:span><text:span text:style-name="T46"> which receives the </text:span><text:span text:style-name="T39">String</text:span><text:span text:style-name="T46"> topic name and </text:span><text:span text:style-name="T35">Map</text:span><text:span text:style-name="T46"> event data. The </text:span>Unt<text:span text:style-name="T46">ypedEventHandler implementation must be registered as a service in the service registry using the </text:span>Unt<text:span text:style-name="T46">ypedEventHandler interface.</text:span></text:p>
      <text:p text:style-name="P76">When delivering an event to an UntypedEventHandler the Typed Event Service must convert the event data to a nested map structure.</text:p>
      <text:p text:style-name="P76">The <text:span text:style-name="T35">event.topics</text:span> property must be used when registering an UntypedEventHander service. If it is not then no events will be delivered to the Event Handler service</text:p>
      <text:h text:style-name="P48" text:outline-level="2">Monitoring Events</text:h>
      <text:p text:style-name="P77">TODO</text:p>
      <text:h text:style-name="P48" text:outline-level="2">Unhandled Events</text:h>
      <text:p text:style-name="P77">TODO</text:p>
      <text:h text:style-name="P30" text:outline-level="1">Data Transfer Objects</text:h>
      <text:p text:style-name="P4">RFC 185 defines Data Transfer Objects as a generic means for management solutions to interact with runtime entities in an OSGi Framework. DTOs provides a common, easily serializable representation of the technology.</text:p>
      <text:p text:style-name="P4">For all new functionality added to the OSGi Framework the question should be asked: would this feature benefit from a DTO? The expectation is that in most cases it would.</text:p>
      <text:p text:style-name="P4">The DTOs for the design in this RFC should be described here and if there are no DTOs being defined an explanation should be given explaining why this is not applicable in this case.</text:p>
      <text:p text:style-name="P4"><text:soft-page-break/>This section is optional and could also be provided in a separate RFC.</text:p>
      <text:h text:style-name="P30" text:outline-level="1">Javadoc</text:h>
      <text:p text:style-name="P5"><text:span text:style-name="T3">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5">https://www.osgi.org/members/RFC/Javadoc</text:span></text:a><text:span text:style-name="T3"> </text:span></text:p>
      <text:h text:style-name="P30" text:outline-level="1">Considered Alternatives</text:h>
      <text:p text:style-name="P14">For posterity, record the design alternatives that were considered but rejected along with the reason for rejection. This is especially important for external/earlier solutions that were deemed not applicable.</text:p>
      <text:h text:style-name="P30" text:outline-level="1">Security Considerations</text:h>
      <text:p text:style-name="P14">Description of all known vulnerabilities this may either introduce or address as well as scenarios of how the weaknesses could be circumvented.</text:p>
      <text:h text:style-name="P30" text:outline-level="1"><text:soft-page-break/>Document Support</text:h>
      <text:h text:style-name="P37" text:outline-level="2">References</text:h>
      <text:list xml:id="list1796626625" text:style-name="WW8Num3">
        <text:list-item>
          <text:p text:style-name="P32"><text:bookmark-start text:name="_Ref493020620"/>Bradner, S., Key words for use in RFCs to Indicate Requirement Levels, RFC2119, March 1997.<text:bookmark-end text:name="_Ref493020620"/></text:p>
        </text:list-item>
        <text:list-item>
          <text:p text:style-name="P32">Software Requirements &amp; Specifications. Michael Jackson. ISBN 0-201-87712-0</text:p>
        </text:list-item>
        <text:list-item>
          <text:p text:style-name="P33"><text:bookmark-start text:name="__RefNumPara__1128_3914644498"/><text:span text:style-name="T7">The BRAIN-IoT Horizon 2020 project - </text:span><text:a xlink:type="simple" xlink:href="http://www.brain-iot.eu/" text:style-name="Internet_20_link" text:visited-style-name="Visited_20_Internet_20_Link"><text:span text:style-name="T7">http://www.brain-iot.eu/</text:span></text:a><text:bookmark-end text:name="__RefNumPara__1128_3914644498"/></text:p>
        </text:list-item>
        <text:list-item>
          <text:p text:style-name="P35"><text:bookmark-start text:name="__RefNumPara__1259_3914644498"/><text:span text:style-name="T8">OSGi Converter </text:span><text:span text:style-name="T9">Specification</text:span><text:span text:style-name="T7"> - </text:span><text:a xlink:type="simple" xlink:href="https://osgi.org/specification/osgi.cmpn/7.0.0/util.converter.html" text:style-name="Internet_20_link" text:visited-style-name="Visited_20_Internet_20_Link"><text:span text:style-name="T7">https://osgi.org/specification/osgi.cmpn/7.0.0/util.converter.html</text:span></text:a><text:bookmark-end text:name="__RefNumPara__1259_3914644498"/></text:p>
        </text:list-item>
        <text:list-item>
          <text:p text:style-name="P34"><text:bookmark-start text:name="__RefNumPara__1261_3914644498"/><text:span text:style-name="T9">OSGi PushStream Specification</text:span><text:span text:style-name="T7"> - </text:span><text:a xlink:type="simple" xlink:href="https://osgi.org/specification/osgi.cmpn/7.0.0/util.pushstream.html" text:style-name="Internet_20_link" text:visited-style-name="Visited_20_Internet_20_Link"><text:span text:style-name="T7">https://osgi.org/specification/osgi.cmpn/7.0.0/util.pushstream.html</text:span></text:a><text:bookmark-end text:name="__RefNumPara__1261_3914644498"/></text:p>
        </text:list-item>
        <text:list-item>
          <text:p text:style-name="P36"><text:span text:style-name="T9">OSGi </text:span><text:span text:style-name="T10">DTO</text:span><text:span text:style-name="T9"> Specification</text:span><text:span text:style-name="T7"> - </text:span><text:a xlink:type="simple" xlink:href="https://osgi.org/specification/osgi.core/7.0.0/framework.dto.html" text:style-name="Internet_20_link" text:visited-style-name="Visited_20_Internet_20_Link"><text:span text:style-name="T7">https://osgi.org/specification/osgi.core/7.0.0/framework.dto.html</text:span></text:a><text:span text:style-name="T7"> </text:span></text:p>
        </text:list-item>
      </text:list>
      <text:p text:style-name="P26"><text:span text:style-name="T4"/></text:p>
      <text:h text:style-name="P37" text:outline-level="2">Author’s Address</text:h>
      <text:p text:style-name="P15"/>
      <table:table table:name="Table2" table:style-name="Table2">
        <table:table-column table:style-name="Table2.A"/>
        <table:table-column table:style-name="Table2.B"/>
        <table:table-row table:style-name="Table2.1">
          <table:table-cell table:style-name="Table2.A1" office:value-type="string">
            <text:p text:style-name="P7">Name</text:p>
          </table:table-cell>
          <table:table-cell table:style-name="Table2.B1" office:value-type="string">
            <text:p text:style-name="P80">Tim Ward</text:p>
          </table:table-cell>
        </table:table-row>
        <table:table-row table:style-name="Table2.1">
          <table:table-cell table:style-name="Table2.A1" office:value-type="string">
            <text:p text:style-name="P7">Company</text:p>
          </table:table-cell>
          <table:table-cell table:style-name="Table2.B1" office:value-type="string">
            <text:p text:style-name="P80">Paremus</text:p>
          </table:table-cell>
        </table:table-row>
        <table:table-row table:style-name="Table2.1">
          <table:table-cell table:style-name="Table2.A1" office:value-type="string">
            <text:p text:style-name="P7">Address</text:p>
          </table:table-cell>
          <table:table-cell table:style-name="Table2.B1" office:value-type="string">
            <text:p text:style-name="P7"/>
          </table:table-cell>
        </table:table-row>
        <table:table-row table:style-name="Table2.1">
          <table:table-cell table:style-name="Table2.A1" office:value-type="string">
            <text:p text:style-name="P7">Voice</text:p>
          </table:table-cell>
          <table:table-cell table:style-name="Table2.B1" office:value-type="string">
            <text:p text:style-name="P7"/>
          </table:table-cell>
        </table:table-row>
        <table:table-row table:style-name="Table2.1">
          <table:table-cell table:style-name="Table2.A1" office:value-type="string">
            <text:p text:style-name="P9">e-mail</text:p>
          </table:table-cell>
          <table:table-cell table:style-name="Table2.B1" office:value-type="string">
            <text:p text:style-name="P81">tim.ward@paremus.com</text:p>
          </table:table-cell>
        </table:table-row>
      </table:table>
      <text:p text:style-name="P15"/>
      <text:h text:style-name="P37" text:outline-level="2">Acronyms and Abbreviations</text:h>
      <text:p text:style-name="P15"/>
      <text:h text:style-name="P37" text:outline-level="2">End of Document</text:h>
      <text:p text:style-name="P15"><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Helvetica1" svg:font-family="Helvetica"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MT" svg:font-family="ArialMT"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0"><draw:image xlink:href="Pictures/1000020100000427000001D80231D6ACC263EE0A.png" xlink:type="simple" xlink:show="embed" xlink:actuate="onLoad" loext:mime-type="image/png"/></draw:frame><text:tab/><text:user-defined style:data-style-name="N0" text:name="RFC Title">RFC-244 Type Safe Eventing</text:user-defined><text:tab/>Page <text:page-number text:select-page="current">11</text:page-number><text:s/>of <text:page-count style:num-format="1">11</text:page-count></text:p>
        <text:p text:style-name="Header"/>
        <text:p text:style-name="Header"><text:tab/>Draft<text:tab/> <text:modification-date style:data-style-name="N76">September 16, 2019</text:modification-date></text:p>
      </style:header>
      <style:footer>
        <text:p text:style-name="MP1">Copyright © <text:span text:style-name="MT1">OSGi Alliance </text:span><text:span text:style-name="MT1"><text:modification-date style:data-style-name="N121">2019</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1">2019</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MacOSX_X86_64 LibreOffice_project/aecc05fe267cc68dde00352a451aa867b3b546ac</meta:generator>
    <meta:creation-date>2019-09-13T17:33:47.561274307</meta:creation-date>
    <meta:editing-cycles>5</meta:editing-cycles>
    <meta:editing-duration>P2DT22H34M37S</meta:editing-duration>
    <dc:date>2019-09-16T19:11:27.602496017</dc:date>
    <meta:document-statistic meta:table-count="2" meta:image-count="2" meta:object-count="0" meta:page-count="11" meta:paragraph-count="160" meta:word-count="3449" meta:character-count="21582" meta:non-whitespace-character-count="18304"/>
    <meta:user-defined meta:name="Info"/>
    <meta:user-defined meta:name="Info 3"/>
    <meta:user-defined meta:name="Info 4"/>
    <meta:user-defined meta:name="RFC Title">RFC-244 Type Safe Eventing</meta:user-defined>
  </office:meta>
</office:document-meta>
</file>